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a349e" officeooo:paragraph-rsid="001a349e"/>
    </style:style>
    <style:style style:name="P5" style:family="paragraph" style:parent-style-name="Table_20_Contents">
      <style:text-properties officeooo:rsid="001a349e" officeooo:paragraph-rsid="001a349e" fo:background-color="#ffff00"/>
    </style:style>
    <style:style style:name="P6" style:family="paragraph" style:parent-style-name="Table_20_Contents">
      <style:text-properties officeooo:rsid="001a7530" officeooo:paragraph-rsid="001a7530"/>
    </style:style>
    <style:style style:name="P7" style:family="paragraph" style:parent-style-name="Table_20_Contents">
      <style:text-properties officeooo:rsid="001c4c6e" officeooo:paragraph-rsid="001c4c6e"/>
    </style:style>
    <style:style style:name="P8" style:family="paragraph" style:parent-style-name="Table_20_Contents">
      <style:text-properties officeooo:rsid="001c825c" officeooo:paragraph-rsid="001c825c"/>
    </style:style>
    <style:style style:name="P9" style:family="paragraph" style:parent-style-name="Heading_20_1">
      <style:paragraph-properties fo:break-before="page"/>
      <style:text-properties officeooo:rsid="000956e8" officeooo:paragraph-rsid="00190e3b"/>
    </style:style>
    <style:style style:name="P10" style:family="paragraph" style:parent-style-name="Table_20_Contents">
      <style:text-properties officeooo:rsid="001d098d" officeooo:paragraph-rsid="001d098d"/>
    </style:style>
    <style:style style:name="T1" style:family="text">
      <style:text-properties officeooo:rsid="001a349e"/>
    </style:style>
    <style:style style:name="T2" style:family="text">
      <style:text-properties officeooo:rsid="001a7530"/>
    </style:style>
    <style:style style:name="T3" style:family="text">
      <style:text-properties officeooo:rsid="001c4c6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d09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Notas</text:h>
      <text:p text:style-name="P2">Día: <text:span text:style-name="T1">31</text:span>/<text:span text:style-name="T1">marzo</text:span>/2024</text:p>
      <text:p text:style-name="P2">Tema: <text:span text:style-name="T1">Modal Verbs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Might, could may</text:p>
          </table:table-cell>
          <table:table-cell table:style-name="Tabla2.A1" office:value-type="string">
            <text:p text:style-name="P4">Usados para expresar posibilidades, pasadas, presentes o futuras.</text:p>
            <text:p text:style-name="P5">Usar Well después del modal verb expresa más probabilidad.</text:p>
          </table:table-cell>
        </table:table-row>
        <table:table-row>
          <table:table-cell table:style-name="Tabla2.A1" office:value-type="string">
            <text:p text:style-name="P4">Might – could</text:p>
          </table:table-cell>
          <table:table-cell table:style-name="Tabla2.A1" office:value-type="string">
            <text:p text:style-name="P4">Usados para expresar posiblidad pasada que no pasó.</text:p>
            <text:p text:style-name="P4">Molestia. (!)</text:p>
          </table:table-cell>
        </table:table-row>
        <table:table-row>
          <table:table-cell table:style-name="Tabla2.A1" office:value-type="string">
            <text:p text:style-name="P4">Might – may</text:p>
            <text:p text:style-name="P4"/>
            <text:p text:style-name="P4"/>
          </table:table-cell>
          <table:table-cell table:style-name="Tabla2.A1" office:value-type="string">
            <text:p text:style-name="P4">Conceciones, <text:span text:style-name="T2">aceptar algo, Concession – but …</text:span></text:p>
            <text:p text:style-name="P4"/>
            <text:p text:style-name="P6">Que se debería hacer cuando no hay mejor alternativa.</text:p>
          </table:table-cell>
        </table:table-row>
        <table:table-row>
          <table:table-cell table:style-name="Tabla2.A1" office:value-type="string">
            <text:p text:style-name="P6">Can – may</text:p>
          </table:table-cell>
          <table:table-cell table:style-name="Tabla2.A1" office:value-type="string">
            <text:p text:style-name="P6">Dar o no permisos en forma formal.</text:p>
            <text:p text:style-name="P6"/>
            <text:p text:style-name="P6">Hacer ofertas como pregunta</text:p>
          </table:table-cell>
        </table:table-row>
        <table:table-row>
          <table:table-cell table:style-name="Tabla2.A1" office:value-type="string">
            <text:p text:style-name="P6">Can - could</text:p>
          </table:table-cell>
          <table:table-cell table:style-name="Tabla2.A1" office:value-type="string">
            <text:p text:style-name="P6">Hacer peticiones, permisos</text:p>
          </table:table-cell>
        </table:table-row>
        <table:table-row>
          <table:table-cell table:style-name="Tabla2.A1" office:value-type="string">
            <text:p text:style-name="P6">Can – could EN NEGATIVO</text:p>
          </table:table-cell>
          <table:table-cell table:style-name="Tabla2.A1" office:value-type="string">
            <text:p text:style-name="P6">Expresar seguridad.</text:p>
          </table:table-cell>
        </table:table-row>
        <table:table-row>
          <table:table-cell table:style-name="Tabla2.A1" office:value-type="string">
            <text:p text:style-name="P6">Can</text:p>
          </table:table-cell>
          <table:table-cell table:style-name="Tabla2.A1" office:value-type="string">
            <text:p text:style-name="P6">Posibilidade teoricas, habilidad o inabilidad o criticar</text:p>
          </table:table-cell>
        </table:table-row>
        <table:table-row>
          <table:table-cell table:style-name="Tabla2.A1" office:value-type="string">
            <text:p text:style-name="P6">Could </text:p>
          </table:table-cell>
          <table:table-cell table:style-name="Tabla2.A1" office:value-type="string">
            <text:p text:style-name="P6">Habilidad o inhabilidad en el pasado.</text:p>
            <text:p text:style-name="P6"/>
            <text:p text:style-name="P6"/>
          </table:table-cell>
        </table:table-row>
      </table:table>
      <text:p text:style-name="P2">Resumen:</text:p>
      <text:h text:style-name="P9" text:outline-level="1">Notas</text:h>
      <text:p text:style-name="P2">Día: <text:span text:style-name="T2">31</text:span>/<text:span text:style-name="T2">marzo</text:span>/2024</text:p>
      <text:p text:style-name="P2">Tema: <text:span text:style-name="T2">Adverbs of degree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7">Uso</text:p>
          </table:table-cell>
          <table:table-cell table:style-name="Tabla1.A1" office:value-type="string">
            <text:p text:style-name="P7">Se usan los adverbios de grado para modificar verbos, adjetivos y adverbios.</text:p>
          </table:table-cell>
        </table:table-row>
        <table:table-row>
          <table:table-cell table:style-name="Tabla1.A1" office:value-type="string">
            <text:p text:style-name="P7">Intensitysing </text:p>
          </table:table-cell>
          <table:table-cell table:style-name="Tabla1.A1" office:value-type="string">
            <text:p text:style-name="P7">Absolutely, vey, really, extremely, totally, utterly, entirely, highly. Very y extremely no pueden ser usados en verbos.</text:p>
          </table:table-cell>
        </table:table-row>
        <table:table-row>
          <table:table-cell table:style-name="Tabla1.A1" office:value-type="string">
            <text:p text:style-name="P7">Softening </text:p>
          </table:table-cell>
          <table:table-cell table:style-name="Tabla1.A1" office:value-type="string">
            <text:p text:style-name="P7">Quite, fairly, slightly</text:p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<text:span text:style-name="T3">31</text:span>//2024</text:p>
      <text:p text:style-name="P2">Tema: <text:span text:style-name="T3">Talking about the past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7">Pasado simple</text:p>
          </table:table-cell>
          <table:table-cell table:style-name="Tabla3.A1" office:value-type="string">
            <text:p text:style-name="P7">Acciones, eventos o situaciones que pasaron en un determinado tiempo en el pasado.</text:p>
          </table:table-cell>
        </table:table-row>
        <table:table-row>
          <table:table-cell table:style-name="Tabla3.A1" office:value-type="string">
            <text:p text:style-name="P8">Used to /would</text:p>
          </table:table-cell>
          <table:table-cell table:style-name="Tabla3.A1" office:value-type="string">
            <text:p text:style-name="P8">Acciones o situaciones habituales en el pasado</text:p>
            <text:p text:style-name="P8">would no puede ser referido a situaciones</text:p>
          </table:table-cell>
        </table:table-row>
        <table:table-row>
          <table:table-cell table:style-name="Tabla3.A1" office:value-type="string">
            <text:p text:style-name="P7">Pasado continuo</text:p>
          </table:table-cell>
          <table:table-cell table:style-name="Tabla3.A1" office:value-type="string">
            <text:p text:style-name="P7">Acciones que estaban el progreso en un tiempo pasado.</text:p>
          </table:table-cell>
        </table:table-row>
        <table:table-row>
          <table:table-cell table:style-name="Tabla3.A1" office:value-type="string">
            <text:p text:style-name="P7">Presente perfecto</text:p>
          </table:table-cell>
          <table:table-cell table:style-name="Tabla3.A1" office:value-type="string">
            <text:p text:style-name="P7">Eventos pasados recientes que son reelevantes en el presente.</text:p>
            <text:p text:style-name="P7">Acciones que empezaron en el pasado pero continúan en el presente. No importa el tiempo en que empezaron.</text:p>
            <text:p text:style-name="P7"/>
            <text:p text:style-name="P7">Después de this time, second time etc.</text:p>
            <text:p text:style-name="P7">Después de &lt;Expresión de tiempo&gt; since, (También es posible PS)</text:p>
            <text:p text:style-name="P7">Con otro presente perfecto para expresar dos acciones que pasaron al mismo tiempo.</text:p>
          </table:table-cell>
        </table:table-row>
        <table:table-row>
          <table:table-cell table:style-name="Tabla3.A1" office:value-type="string">
            <text:p text:style-name="P7">Presente perfecto continuo</text:p>
          </table:table-cell>
          <table:table-cell table:style-name="Tabla3.A1" office:value-type="string">
            <text:p text:style-name="P7">Enfatisar la duración de una acción</text:p>
            <text:p text:style-name="P7">Sugerir que una acción es temporal</text:p>
            <text:p text:style-name="P7">Enfocar la repeticion de una actividad</text:p>
          </table:table-cell>
        </table:table-row>
        <table:table-row>
          <table:table-cell table:style-name="Tabla3.A1" office:value-type="string">
            <text:p text:style-name="P7">Pasado perfecto</text:p>
          </table:table-cell>
          <table:table-cell table:style-name="Tabla3.A1" office:value-type="string">
            <text:p text:style-name="P7">Situaciones que pasaron antes de otras situaciones</text:p>
            <text:p text:style-name="P7">Acciones que iniciaron en el pasado y continuaron en un punto después en el pasado.</text:p>
            <text:p text:style-name="P7">Después de WAS &lt;Expresión de tiempo&gt; time</text:p>
            <text:p text:style-name="P7"/>
            <text:p text:style-name="P7">Puede ser sistituido por pasado simple si el orden de los eventos es claro.</text:p>
          </table:table-cell>
        </table:table-row>
        <table:table-row>
          <table:table-cell table:style-name="Tabla3.A1" office:value-type="string">
            <text:p text:style-name="P7">Pasado perfecto continuo</text:p>
          </table:table-cell>
          <table:table-cell table:style-name="Tabla3.A1" office:value-type="string">
            <text:p text:style-name="P7">Une eventos pasados con otro punto en el pasado.</text:p>
            <text:p text:style-name="P7">Pasado simple.</text:p>
          </table:table-cell>
        </table:table-row>
        <table:table-row>
          <table:table-cell table:style-name="Tabla3.A1" office:value-type="string">
            <text:p text:style-name="P7">Preferencias en el pasado</text:p>
          </table:table-cell>
          <table:table-cell table:style-name="Tabla3.A1" office:value-type="string">
            <text:p text:style-name="P7">Would like/love/prefer to + <text:span text:style-name="T4">infinitivo perfecto</text:span><text:span text:style-name="T5"> </text:span>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<text:span text:style-name="T6">02</text:span>/<text:span text:style-name="T6">abril</text:span>/2024</text:p>
      <text:p text:style-name="P2">Tema: <text:span text:style-name="T6">How to write a review</text:span>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10">Que aprendiste de la serie</text:p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10">Como podría ser mejor</text:p>
          </table:table-cell>
          <table:table-cell table:style-name="Tabla4.A1" office:value-type="string">
            <text:p text:style-name="P10"/>
          </table:table-cell>
        </table:table-row>
        <table:table-row>
          <table:table-cell table:style-name="Tabla4.A1" office:value-type="string">
            <text:p text:style-name="P10">La recomientdas?</text:p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10">Se usa presente smiple para ser más dramático.</text:p>
            <text:p text:style-name="P10">Son hechos.</text:p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9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2:49.750992523</meta:creation-date>
    <dc:title>Notas</dc:title>
    <meta:editing-duration>PT2H56M7S</meta:editing-duration>
    <meta:editing-cycles>6</meta:editing-cycles>
    <meta:generator>LibreOffice/7.5.9.2$Linux_X86_64 LibreOffice_project/50$Build-2</meta:generator>
    <dc:date>2024-04-02T18:25:01.296270339</dc:date>
    <meta:document-statistic meta:table-count="9" meta:image-count="0" meta:object-count="0" meta:page-count="9" meta:paragraph-count="112" meta:word-count="414" meta:character-count="2721" meta:non-whitespace-character-count="2410"/>
    <meta:template xlink:type="simple" xlink:actuate="onRequest" xlink:title="Notas" xlink:href="../Notas_CAE1.ott" meta:date="2024-03-31T16:22:49.044812872"/>
  </office:meta>
</office:document-meta>
</file>